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5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6" style:family="paragraph" style:parent-style-name="Standard">
      <style:text-properties fo:font-weight="bold" officeooo:rsid="00c0bab4" officeooo:paragraph-rsid="00c0bab4" style:font-weight-asian="bold" style:font-weight-complex="bold"/>
    </style:style>
    <style:style style:name="P7" style:family="paragraph" style:parent-style-name="Standard">
      <style:text-properties fo:font-weight="bold" officeooo:rsid="00c0bab4" officeooo:paragraph-rsid="00d0119e" style:font-weight-asian="bold" style:font-weight-complex="bold"/>
    </style:style>
    <style:style style:name="P8" style:family="paragraph" style:parent-style-name="Standard">
      <style:text-properties fo:font-weight="bold" officeooo:rsid="00c41ac0" officeooo:paragraph-rsid="00c41ac0" style:font-weight-asian="bold" style:font-weight-complex="bold"/>
    </style:style>
    <style:style style:name="P9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11" style:family="paragraph" style:parent-style-name="Standard">
      <style:text-properties fo:font-weight="normal" officeooo:rsid="00c0bab4" officeooo:paragraph-rsid="00c0bab4" style:font-weight-asian="normal" style:font-weight-complex="normal"/>
    </style:style>
    <style:style style:name="P12" style:family="paragraph" style:parent-style-name="Standard">
      <style:text-properties fo:font-weight="normal" officeooo:rsid="00c20c75" officeooo:paragraph-rsid="00c0bab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15" style:family="paragraph" style:parent-style-name="Standard">
      <style:paragraph-properties fo:text-align="start" style:justify-single-word="false"/>
      <style:text-properties officeooo:rsid="00118be6" officeooo:paragraph-rsid="009e1014"/>
    </style:style>
    <style:style style:name="P16" style:family="paragraph" style:parent-style-name="Standard">
      <style:text-properties officeooo:paragraph-rsid="00c0bab4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d3226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a0b66d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a9eb60" style:font-weight-asian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paragraph-rsid="008d3226" style:font-weight-asian="bold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8d3226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7d68db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56be4e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ae70a4" officeooo:paragraph-rsid="00ae70a4" style:font-weight-asian="normal" style:font-weight-complex="normal"/>
    </style:style>
    <style:style style:name="P3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3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3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e70a4" officeooo:paragraph-rsid="00ae70a4" style:font-weight-asian="bold" style:font-weight-complex="bold"/>
    </style:style>
    <style:style style:name="P3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3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4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4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4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ae70a4" officeooo:paragraph-rsid="00ae70a4" style:font-weight-asian="normal" style:font-weight-complex="normal"/>
    </style:style>
    <style:style style:name="P4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4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4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47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48" style:family="paragraph" style:parent-style-name="Preformatted_20_Text">
      <style:text-properties fo:font-weight="normal" officeooo:rsid="00c0bab4" officeooo:paragraph-rsid="00c0bab4" style:font-weight-asian="normal" style:font-weight-complex="normal"/>
    </style:style>
    <style:style style:name="P49" style:family="paragraph" style:parent-style-name="Preformatted_20_Text">
      <style:text-properties fo:font-weight="normal" officeooo:rsid="00c41ac0" officeooo:paragraph-rsid="00c41ac0" style:font-weight-asian="normal" style:font-weight-complex="normal"/>
    </style:style>
    <style:style style:name="P50" style:family="paragraph" style:parent-style-name="Standard">
      <style:paragraph-properties fo:margin-top="0in" fo:margin-bottom="0.1965in" loext:contextual-spacing="false"/>
      <style:text-properties fo:font-weight="bold" officeooo:rsid="00c0bab4" officeooo:paragraph-rsid="00d0119e" style:font-weight-asian="bold" style:font-weight-complex="bold"/>
    </style:style>
    <style:style style:name="P51" style:family="paragraph" style:parent-style-name="Standard">
      <style:paragraph-properties fo:margin-top="0in" fo:margin-bottom="0.1965in" loext:contextual-spacing="false"/>
      <style:text-properties fo:font-weight="bold" officeooo:rsid="00d0119e" officeooo:paragraph-rsid="00d0119e" style:font-weight-asian="bold" style:font-weight-complex="bold"/>
    </style:style>
    <style:style style:name="P52" style:family="paragraph" style:parent-style-name="Preformatted_20_Text">
      <style:paragraph-properties fo:margin-top="0in" fo:margin-bottom="0.1965in" loext:contextual-spacing="false"/>
    </style:style>
    <style:style style:name="P53" style:family="paragraph" style:parent-style-name="Preformatted_20_Text">
      <style:paragraph-properties fo:margin-top="0in" fo:margin-bottom="0.1965in" loext:contextual-spacing="false"/>
      <style:text-properties fo:font-weight="normal" officeooo:rsid="00c0bab4" officeooo:paragraph-rsid="00d0119e" style:font-weight-asian="normal" style:font-weight-complex="normal"/>
    </style:style>
    <style:style style:name="P54" style:family="paragraph" style:parent-style-name="Preformatted_20_Text">
      <style:paragraph-properties fo:margin-top="0in" fo:margin-bottom="0.1965in" loext:contextual-spacing="false"/>
      <style:text-properties fo:font-weight="normal" officeooo:rsid="00d0119e" officeooo:paragraph-rsid="00d0119e" style:font-weight-asian="normal" style:font-weight-complex="normal"/>
    </style:style>
    <style:style style:name="P55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6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7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0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1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2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3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4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65" style:family="paragraph" style:parent-style-name="Standard">
      <style:text-properties fo:font-weight="normal" officeooo:rsid="00c0bab4" officeooo:paragraph-rsid="00c0bab4" style:font-weight-asian="normal" style:font-weight-complex="normal"/>
    </style:style>
    <style:style style:name="P6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67" style:family="paragraph" style:parent-style-name="Preformatted_20_Text">
      <style:text-properties officeooo:paragraph-rsid="00c0bab4"/>
    </style:style>
    <style:style style:name="P68" style:family="paragraph" style:parent-style-name="Preformatted_20_Text">
      <style:text-properties fo:font-weight="normal" officeooo:rsid="00c0bab4" officeooo:paragraph-rsid="00c0bab4" style:font-weight-asian="normal" style:font-weight-complex="normal"/>
    </style:style>
    <style:style style:name="P6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425abe"/>
    </style:style>
    <style:style style:name="T2" style:family="text">
      <style:text-properties officeooo:rsid="00533a7e"/>
    </style:style>
    <style:style style:name="T3" style:family="text">
      <style:text-properties officeooo:rsid="00a23961"/>
    </style:style>
    <style:style style:name="T4" style:family="text">
      <style:text-properties officeooo:rsid="00b95b5d"/>
    </style:style>
    <style:style style:name="T5" style:family="text">
      <style:text-properties officeooo:rsid="00d011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1</text:p>
      <text:p text:style-name="P6"/>
      <text:p text:style-name="P8">1. FaceNet</text:p>
      <text:p text:style-name="P8"/>
      <text:p text:style-name="P49">Kmeans Average F-Measure: 0.478</text:p>
      <text:p text:style-name="Preformatted_20_Text">Kmeans Average Precision: 0.515</text:p>
      <text:p text:style-name="Preformatted_20_Text">Kmeans Average Recall: 0.446</text:p>
      <text:p text:style-name="Preformatted_20_Text">Kmeans Average Runtime: 0.906</text:p>
      <text:p text:style-name="Preformatted_20_Text"/>
      <text:p text:style-name="Preformatted_20_Text">HAC Average F-Measure: 0.447</text:p>
      <text:p text:style-name="Preformatted_20_Text">HAC Average Precision: 0.463</text:p>
      <text:p text:style-name="Preformatted_20_Text">HAC Average Recall: 0.432</text:p>
      <text:p text:style-name="Preformatted_20_Text">HAC Average Runtime: 0.669</text:p>
      <text:p text:style-name="Preformatted_20_Text"/>
      <text:p text:style-name="Preformatted_20_Text">Spectral Average F-Measure: 0.445</text:p>
      <text:p text:style-name="Preformatted_20_Text">Spectral Average Precision: 0.507</text:p>
      <text:p text:style-name="Preformatted_20_Text">Spectral Average Recall: 0.397</text:p>
      <text:p text:style-name="Preformatted_20_Text">Spectral Average Runtime: 0.662</text:p>
      <text:p text:style-name="Preformatted_20_Text"/>
      <text:p text:style-name="Preformatted_20_Text">GMM Average F-Measure: 0.449</text:p>
      <text:p text:style-name="Preformatted_20_Text">GMM Average Precision: 0.499</text:p>
      <text:p text:style-name="Preformatted_20_Text">GMM Average Recall: 0.408</text:p>
      <text:p text:style-name="Preformatted_20_Text">GMM Average Runtime: 5.004</text:p>
      <text:p text:style-name="Preformatted_20_Text"/>
      <text:p text:style-name="Preformatted_20_Text">Birch Average F-Measure: 0.442</text:p>
      <text:p text:style-name="Preformatted_20_Text">Birch Average Precision: 0.452</text:p>
      <text:p text:style-name="Preformatted_20_Text">Birch Average Recall: 0.432</text:p>
      <text:p text:style-name="P52">Birch Average Runtime: 0.553</text:p>
      <text:p text:style-name="P50">1. <text:span text:style-name="T5">Openface</text:span></text:p>
      <text:p text:style-name="P53">Kmeans Average F-Measure: 0.382</text:p>
      <text:p text:style-name="Preformatted_20_Text">Kmeans Average Precision: 0.41</text:p>
      <text:p text:style-name="Preformatted_20_Text">Kmeans Average Recall: 0.357</text:p>
      <text:p text:style-name="Preformatted_20_Text">Kmeans Average Runtime: 0.258</text:p>
      <text:p text:style-name="Preformatted_20_Text"/>
      <text:p text:style-name="Preformatted_20_Text">HAC Average F-Measure: 0.391</text:p>
      <text:p text:style-name="Preformatted_20_Text">HAC Average Precision: 0.368</text:p>
      <text:p text:style-name="Preformatted_20_Text">HAC Average Recall: 0.417</text:p>
      <text:p text:style-name="Preformatted_20_Text">HAC Average Runtime: 0.226</text:p>
      <text:p text:style-name="Preformatted_20_Text"/>
      <text:p text:style-name="Preformatted_20_Text">Spectral Average F-Measure: 0.345</text:p>
      <text:p text:style-name="Preformatted_20_Text">Spectral Average Precision: 0.359</text:p>
      <text:p text:style-name="Preformatted_20_Text">Spectral Average Recall: 0.332</text:p>
      <text:p text:style-name="Preformatted_20_Text">Spectral Average Runtime: 0.665</text:p>
      <text:p text:style-name="Preformatted_20_Text"/>
      <text:p text:style-name="Preformatted_20_Text">GMM Average F-Measure: 0.376</text:p>
      <text:p text:style-name="Preformatted_20_Text">GMM Average Precision: 0.408</text:p>
      <text:p text:style-name="Preformatted_20_Text">GMM Average Recall: 0.349</text:p>
      <text:p text:style-name="Preformatted_20_Text">GMM Average Runtime: 0.475</text:p>
      <text:p text:style-name="Preformatted_20_Text"/>
      <text:p text:style-name="Preformatted_20_Text">Birch Average F-Measure: 0.331</text:p>
      <text:p text:style-name="Preformatted_20_Text">Birch Average Precision: 0.365</text:p>
      <text:p text:style-name="Preformatted_20_Text">Birch Average Recall: 0.303</text:p>
      <text:p text:style-name="P52">Birch Average Runtime: 0.12</text:p>
      <text:p text:style-name="P51">2. Dlib</text:p>
      <text:p text:style-name="P54">Kmeans Average F-Measure: 0.391</text:p>
      <text:p text:style-name="Preformatted_20_Text"><text:soft-page-break/>Kmeans Average Precision: 0.415</text:p>
      <text:p text:style-name="Preformatted_20_Text">Kmeans Average Recall: 0.37</text:p>
      <text:p text:style-name="Preformatted_20_Text">Kmeans Average Runtime: 0.277</text:p>
      <text:p text:style-name="Preformatted_20_Text"/>
      <text:p text:style-name="Preformatted_20_Text">HAC Average F-Measure: 0.362</text:p>
      <text:p text:style-name="Preformatted_20_Text">HAC Average Precision: 0.384</text:p>
      <text:p text:style-name="Preformatted_20_Text">HAC Average Recall: 0.343</text:p>
      <text:p text:style-name="Preformatted_20_Text">HAC Average Runtime: 0.234</text:p>
      <text:p text:style-name="Preformatted_20_Text"/>
      <text:p text:style-name="Preformatted_20_Text">Spectral Average F-Measure: 0.361</text:p>
      <text:p text:style-name="Preformatted_20_Text">Spectral Average Precision: 0.385</text:p>
      <text:p text:style-name="Preformatted_20_Text">Spectral Average Recall: 0.339</text:p>
      <text:p text:style-name="Preformatted_20_Text">Spectral Average Runtime: 0.631</text:p>
      <text:p text:style-name="Preformatted_20_Text"/>
      <text:p text:style-name="Preformatted_20_Text">GMM Average F-Measure: 0.394</text:p>
      <text:p text:style-name="Preformatted_20_Text">GMM Average Precision: 0.419</text:p>
      <text:p text:style-name="Preformatted_20_Text">GMM Average Recall: 0.372</text:p>
      <text:p text:style-name="Preformatted_20_Text">GMM Average Runtime: 0.594</text:p>
      <text:p text:style-name="Preformatted_20_Text"/>
      <text:p text:style-name="Preformatted_20_Text">Birch Average F-Measure: 0.404</text:p>
      <text:p text:style-name="Preformatted_20_Text">Birch Average Precision: 0.325</text:p>
      <text:p text:style-name="Preformatted_20_Text">Birch Average Recall: 0.533</text:p>
      <text:p text:style-name="P52">Birch Average Runtime: 0.086</text:p>
      <text:p text:style-name="P6"><text:span text:style-name="T5">3</text:span>. ArcFace </text:p>
      <text:p text:style-name="P12"/>
      <text:p text:style-name="P11">--- 1028.23135805 seconds ---</text:p>
      <text:p text:style-name="P11"/>
      <text:p text:style-name="P48">Kmeans Average F-Measure: 0.516</text:p>
      <text:p text:style-name="Preformatted_20_Text">Kmeans Average Precision: 0.588</text:p>
      <text:p text:style-name="Preformatted_20_Text">Kmeans Average Recall: 0.459</text:p>
      <text:p text:style-name="Preformatted_20_Text">Kmeans Average Runtime: 1.211</text:p>
      <text:p text:style-name="Preformatted_20_Text"/>
      <text:p text:style-name="Preformatted_20_Text">HAC Average F-Measure: 0.413</text:p>
      <text:p text:style-name="Preformatted_20_Text">HAC Average Precision: 0.459</text:p>
      <text:p text:style-name="Preformatted_20_Text">HAC Average Recall: 0.376</text:p>
      <text:p text:style-name="Preformatted_20_Text">HAC Average Runtime: 0.756</text:p>
      <text:p text:style-name="Preformatted_20_Text"/>
      <text:p text:style-name="Preformatted_20_Text">Spectral Average F-Measure: 0.467</text:p>
      <text:p text:style-name="Preformatted_20_Text">Spectral Average Precision: 0.533</text:p>
      <text:p text:style-name="Preformatted_20_Text">Spectral Average Recall: 0.415</text:p>
      <text:p text:style-name="Preformatted_20_Text">Spectral Average Runtime: 0.804</text:p>
      <text:p text:style-name="Preformatted_20_Text"/>
      <text:p text:style-name="Preformatted_20_Text">GMM Average F-Measure: 0.512</text:p>
      <text:p text:style-name="Preformatted_20_Text">GMM Average Precision: 0.582</text:p>
      <text:p text:style-name="Preformatted_20_Text">GMM Average Recall: 0.457</text:p>
      <text:p text:style-name="Preformatted_20_Text">GMM Average Runtime: 1.03</text:p>
      <text:p text:style-name="Preformatted_20_Text"/>
      <text:p text:style-name="Preformatted_20_Text">Birch Average F-Measure: 0.453</text:p>
      <text:p text:style-name="Preformatted_20_Text">Birch Average Precision: 0.473</text:p>
      <text:p text:style-name="Preformatted_20_Text">Birch Average Recall: 0.434</text:p>
      <text:p text:style-name="P52">Birch Average Runtime: 1.036</text:p>
      <text:p text:style-name="P16"/>
      <text:p text:style-name="P7"><text:span text:style-name="T5">3</text:span>. <text:span text:style-name="T5">Facenet ArcFace</text:span></text:p>
      <text:p text:style-name="P11"/>
      <text:p text:style-name="P48">Kmeans Average F-Measure: 0.521</text:p>
      <text:p text:style-name="Preformatted_20_Text">Kmeans Average Precision: 0.594</text:p>
      <text:p text:style-name="Preformatted_20_Text">Kmeans Average Recall: 0.464</text:p>
      <text:p text:style-name="Preformatted_20_Text">Kmeans Average Runtime: 1.277</text:p>
      <text:p text:style-name="Preformatted_20_Text"/>
      <text:p text:style-name="Preformatted_20_Text">HAC Average F-Measure: 0.424</text:p>
      <text:p text:style-name="Preformatted_20_Text"><text:soft-page-break/>HAC Average Precision: 0.427</text:p>
      <text:p text:style-name="Preformatted_20_Text">HAC Average Recall: 0.421</text:p>
      <text:p text:style-name="Preformatted_20_Text">HAC Average Runtime: 0.703</text:p>
      <text:p text:style-name="Preformatted_20_Text"/>
      <text:p text:style-name="Preformatted_20_Text">Spectral Average F-Measure: 0.474</text:p>
      <text:p text:style-name="Preformatted_20_Text">Spectral Average Precision: 0.541</text:p>
      <text:p text:style-name="Preformatted_20_Text">Spectral Average Recall: 0.421</text:p>
      <text:p text:style-name="Preformatted_20_Text">Spectral Average Runtime: 0.794</text:p>
      <text:p text:style-name="Preformatted_20_Text"/>
      <text:p text:style-name="Preformatted_20_Text">GMM Average F-Measure: 0.522</text:p>
      <text:p text:style-name="Preformatted_20_Text">GMM Average Precision: 0.594</text:p>
      <text:p text:style-name="Preformatted_20_Text">GMM Average Recall: 0.466</text:p>
      <text:p text:style-name="Preformatted_20_Text">GMM Average Runtime: 0.887</text:p>
      <text:p text:style-name="Preformatted_20_Text"/>
      <text:p text:style-name="Preformatted_20_Text">Birch Average F-Measure: 0.413</text:p>
      <text:p text:style-name="Preformatted_20_Text">Birch Average Precision: 0.437</text:p>
      <text:p text:style-name="Preformatted_20_Text">Birch Average Recall: 0.392</text:p>
      <text:p text:style-name="P52">Birch Average Runtime: 0.928</text:p>
      <text:p text:style-name="P11"/>
      <text:p text:style-name="P5"/>
      <text:p text:style-name="P5">Experiment <text:span text:style-name="T2">2</text:span></text:p>
      <text:p text:style-name="P5"/>
      <text:list xml:id="list2715464468" text:style-name="L1">
        <text:list-item>
          <text:p text:style-name="P55">Military officer</text:p>
        </text:list-item>
        <text:list-item>
          <text:p text:style-name="P57">Politician </text:p>
        </text:list-item>
        <text:list-item>
          <text:p text:style-name="P57">Manager </text:p>
        </text:list-item>
        <text:list-item>
          <text:p text:style-name="P60">Architect</text:p>
        </text:list-item>
        <text:list-item>
          <text:p text:style-name="P55">Soccer </text:p>
        </text:list-item>
      </text:list>
      <text:p text:style-name="P9"/>
      <text:p text:style-name="P46"/>
      <text:p text:style-name="P9"/>
      <text:p text:style-name="P2">1. FaceNet</text:p>
      <text:p text:style-name="P2"/>
      <text:p text:style-name="P2">Total number of images: 2065</text:p>
      <text:p text:style-name="P2">Number of successfully aligned images: 551</text:p>
      <text:p text:style-name="P2">--- 1436.67554498 seconds ---</text:p>
      <text:p text:style-name="P2"/>
      <text:p text:style-name="P2">Run time: <text:s/>90.642056942</text:p>
      <text:p text:style-name="P14"/>
      <text:p text:style-name="P32">Kmeans Average F-Measure: 0.426</text:p>
      <text:p text:style-name="Preformatted_20_Text">Kmeans Average Precision: 0.415</text:p>
      <text:p text:style-name="Preformatted_20_Text">Kmeans Average Recall: 0.439</text:p>
      <text:p text:style-name="Preformatted_20_Text">Kmeans Average Runtime: 0.88</text:p>
      <text:p text:style-name="Preformatted_20_Text"/>
      <text:p text:style-name="Preformatted_20_Text">HAC Average F-Measure: 0.384</text:p>
      <text:p text:style-name="Preformatted_20_Text">HAC Average Precision: 0.331</text:p>
      <text:p text:style-name="Preformatted_20_Text">HAC Average Recall: 0.457</text:p>
      <text:p text:style-name="Preformatted_20_Text">HAC Average Runtime: 0.59</text:p>
      <text:p text:style-name="Preformatted_20_Text"/>
      <text:p text:style-name="Preformatted_20_Text">Spectral Average F-Measure: 0.392</text:p>
      <text:p text:style-name="Preformatted_20_Text">Spectral Average Precision: 0.379</text:p>
      <text:p text:style-name="Preformatted_20_Text">Spectral Average Recall: 0.408</text:p>
      <text:p text:style-name="Preformatted_20_Text">Spectral Average Runtime: 0.617</text:p>
      <text:p text:style-name="Preformatted_20_Text"/>
      <text:p text:style-name="Preformatted_20_Text">GMM Average F-Measure: 0.443</text:p>
      <text:p text:style-name="Preformatted_20_Text">GMM Average Precision: 0.427</text:p>
      <text:p text:style-name="Preformatted_20_Text">GMM Average Recall: 0.461</text:p>
      <text:p text:style-name="Preformatted_20_Text">GMM Average Runtime: 5.337</text:p>
      <text:p text:style-name="Preformatted_20_Text"/>
      <text:p text:style-name="Preformatted_20_Text"><text:soft-page-break/>Birch Average F-Measure: 0.399</text:p>
      <text:p text:style-name="Preformatted_20_Text">Birch Average Precision: 0.368</text:p>
      <text:p text:style-name="Preformatted_20_Text">Birch Average Recall: 0.435</text:p>
      <text:p text:style-name="P52">Birch Average Runtime: 0.499</text:p>
      <text:p text:style-name="P32"/>
      <text:p text:style-name="P39"/>
      <text:p text:style-name="P38">2. ArcFace</text:p>
      <text:p text:style-name="P38">--- 2563.64292502 seconds ---</text:p>
      <text:p text:style-name="P38"/>
      <text:p text:style-name="P31">Kmeans Average F-Measure: 0.294</text:p>
      <text:p text:style-name="Preformatted_20_Text">Kmeans Average Precision: 0.283</text:p>
      <text:p text:style-name="Preformatted_20_Text">Kmeans Average Recall: 0.306</text:p>
      <text:p text:style-name="Preformatted_20_Text">Kmeans Average Runtime: 1.332</text:p>
      <text:p text:style-name="Preformatted_20_Text"/>
      <text:p text:style-name="Preformatted_20_Text">HAC Average F-Measure: 0.333</text:p>
      <text:p text:style-name="Preformatted_20_Text">HAC Average Precision: 0.277</text:p>
      <text:p text:style-name="Preformatted_20_Text">HAC Average Recall: 0.418</text:p>
      <text:p text:style-name="Preformatted_20_Text">HAC Average Runtime: 0.586</text:p>
      <text:p text:style-name="Preformatted_20_Text"/>
      <text:p text:style-name="Preformatted_20_Text">Spectral Average F-Measure: 0.272</text:p>
      <text:p text:style-name="Preformatted_20_Text">Spectral Average Precision: 0.262</text:p>
      <text:p text:style-name="Preformatted_20_Text">Spectral Average Recall: 0.283</text:p>
      <text:p text:style-name="Preformatted_20_Text">Spectral Average Runtime: 0.742</text:p>
      <text:p text:style-name="Preformatted_20_Text"/>
      <text:p text:style-name="Preformatted_20_Text">GMM Average F-Measure: 0.277</text:p>
      <text:p text:style-name="Preformatted_20_Text">GMM Average Precision: 0.268</text:p>
      <text:p text:style-name="Preformatted_20_Text">GMM Average Recall: 0.288</text:p>
      <text:p text:style-name="Preformatted_20_Text">GMM Average Runtime: 0.803</text:p>
      <text:p text:style-name="Preformatted_20_Text"/>
      <text:p text:style-name="Preformatted_20_Text">Birch Average F-Measure: 0.304</text:p>
      <text:p text:style-name="Preformatted_20_Text">Birch Average Precision: 0.255</text:p>
      <text:p text:style-name="Preformatted_20_Text">Birch Average Recall: 0.376</text:p>
      <text:p text:style-name="P52">Birch Average Runtime: 0.837</text:p>
      <text:p text:style-name="P26"><text:span text:style-name="T4">3. </text:span>Openface</text:p>
      <text:p text:style-name="P26"/>
      <text:p text:style-name="P26">Alignment --- 1244.49886608 seconds ---</text:p>
      <text:p text:style-name="P28">Embedding: 7m14.067s</text:p>
      <text:p text:style-name="P23"/>
      <text:p text:style-name="P22">Kmeans Average F-Measure: 0.306</text:p>
      <text:p text:style-name="Preformatted_20_Text">Kmeans Average Precision: 0.306</text:p>
      <text:p text:style-name="Preformatted_20_Text">Kmeans Average Recall: 0.307</text:p>
      <text:p text:style-name="Preformatted_20_Text">Kmeans Average Runtime: 0.344</text:p>
      <text:p text:style-name="Preformatted_20_Text"/>
      <text:p text:style-name="Preformatted_20_Text">HAC Average F-Measure: 0.31</text:p>
      <text:p text:style-name="Preformatted_20_Text">HAC Average Precision: 0.282</text:p>
      <text:p text:style-name="Preformatted_20_Text">HAC Average Recall: 0.345</text:p>
      <text:p text:style-name="Preformatted_20_Text">HAC Average Runtime: 0.203</text:p>
      <text:p text:style-name="Preformatted_20_Text"/>
      <text:p text:style-name="Preformatted_20_Text">Spectral Average F-Measure: 0.295</text:p>
      <text:p text:style-name="Preformatted_20_Text">Spectral Average Precision: 0.293</text:p>
      <text:p text:style-name="Preformatted_20_Text">Spectral Average Recall: 0.297</text:p>
      <text:p text:style-name="Preformatted_20_Text">Spectral Average Runtime: 0.624</text:p>
      <text:p text:style-name="Preformatted_20_Text"/>
      <text:p text:style-name="Preformatted_20_Text">GMM Average F-Measure: 0.31</text:p>
      <text:p text:style-name="Preformatted_20_Text">GMM Average Precision: 0.31</text:p>
      <text:p text:style-name="Preformatted_20_Text">GMM Average Recall: 0.311</text:p>
      <text:p text:style-name="Preformatted_20_Text">GMM Average Runtime: 0.398</text:p>
      <text:p text:style-name="Preformatted_20_Text"/>
      <text:p text:style-name="Preformatted_20_Text">Birch Average F-Measure: 0.294</text:p>
      <text:p text:style-name="Preformatted_20_Text">Birch Average Precision: 0.276</text:p>
      <text:p text:style-name="Preformatted_20_Text"><text:soft-page-break/>Birch Average Recall: 0.314</text:p>
      <text:p text:style-name="P52">Birch Average Runtime: 0.137</text:p>
      <text:p text:style-name="P22"/>
      <text:p text:style-name="P27">DLIB</text:p>
      <text:p text:style-name="P27"/>
      <text:p text:style-name="P29">--- 3044.1171255111694 seconds ---</text:p>
      <text:p text:style-name="P20"/>
      <text:p text:style-name="P30">Kmeans Average F-Measure: 0.405</text:p>
      <text:p text:style-name="Preformatted_20_Text">Kmeans Average Precision: 0.404</text:p>
      <text:p text:style-name="Preformatted_20_Text">Kmeans Average Recall: 0.408</text:p>
      <text:p text:style-name="Preformatted_20_Text">Kmeans Average Runtime: 0.287</text:p>
      <text:p text:style-name="Preformatted_20_Text"/>
      <text:p text:style-name="Preformatted_20_Text">HAC Average F-Measure: 0.392</text:p>
      <text:p text:style-name="Preformatted_20_Text">HAC Average Precision: 0.348</text:p>
      <text:p text:style-name="Preformatted_20_Text">HAC Average Recall: 0.45</text:p>
      <text:p text:style-name="Preformatted_20_Text">HAC Average Runtime: 0.201</text:p>
      <text:p text:style-name="Preformatted_20_Text"/>
      <text:p text:style-name="Preformatted_20_Text">Spectral Average F-Measure: 0.367</text:p>
      <text:p text:style-name="Preformatted_20_Text">Spectral Average Precision: 0.365</text:p>
      <text:p text:style-name="Preformatted_20_Text">Spectral Average Recall: 0.37</text:p>
      <text:p text:style-name="Preformatted_20_Text">Spectral Average Runtime: 0.64</text:p>
      <text:p text:style-name="Preformatted_20_Text"/>
      <text:p text:style-name="Preformatted_20_Text">GMM Average F-Measure: 0.411</text:p>
      <text:p text:style-name="Preformatted_20_Text">GMM Average Precision: 0.401</text:p>
      <text:p text:style-name="Preformatted_20_Text">GMM Average Recall: 0.422</text:p>
      <text:p text:style-name="Preformatted_20_Text">GMM Average Runtime: 0.532</text:p>
      <text:p text:style-name="Preformatted_20_Text"/>
      <text:p text:style-name="Preformatted_20_Text">Birch Average F-Measure: 0.383</text:p>
      <text:p text:style-name="Preformatted_20_Text">Birch Average Precision: 0.28</text:p>
      <text:p text:style-name="Preformatted_20_Text">Birch Average Recall: 0.606</text:p>
      <text:p text:style-name="P52">Birch Average Runtime: 0.077</text:p>
      <text:p text:style-name="P30"/>
      <text:p text:style-name="P20"/>
      <text:p text:style-name="P24"/>
      <text:p text:style-name="P23"/>
      <text:p text:style-name="P47"/>
      <text:p text:style-name="P4">Experiment <text:span text:style-name="T1">3</text:span></text:p>
      <text:p text:style-name="P4"/>
      <text:list xml:id="list133757224770224" text:continue-list="list2715464468" text:style-name="L1">
        <text:list-item text:start-value="1">
          <text:p text:style-name="P56">Military officer</text:p>
        </text:list-item>
        <text:list-item>
          <text:p text:style-name="P58">Politician </text:p>
        </text:list-item>
        <text:list-item>
          <text:p text:style-name="P58">Manager </text:p>
        </text:list-item>
        <text:list-item>
          <text:p text:style-name="P61">Soccer</text:p>
        </text:list-item>
        <text:list-item>
          <text:p text:style-name="P61">Architect</text:p>
        </text:list-item>
        <text:list-item>
          <text:p text:style-name="P59">Coach</text:p>
        </text:list-item>
        <text:list-item>
          <text:p text:style-name="P61">Actor</text:p>
        </text:list-item>
        <text:list-item>
          <text:p text:style-name="P63">Lawyer</text:p>
        </text:list-item>
        <text:list-item>
          <text:p text:style-name="P62">Entrepreneur</text:p>
        </text:list-item>
        <text:list-item>
          <text:p text:style-name="P62">Fighter</text:p>
        </text:list-item>
        <text:list-item>
          <text:p text:style-name="P61">Musician</text:p>
          <text:p text:style-name="P64"/>
        </text:list-item>
      </text:list>
      <text:p text:style-name="P1"/>
      <text:p text:style-name="P1"/>
      <text:p text:style-name="P3">1. FaceNet</text:p>
      <text:p text:style-name="P3"/>
      <text:p text:style-name="P10">--- 3165.38991213 seconds ---</text:p>
      <text:p text:style-name="P10">Run time: <text:s/>299.106532097</text:p>
      <text:p text:style-name="P13"><text:soft-page-break/></text:p>
      <text:p text:style-name="P45">soccer</text:p>
      <text:p text:style-name="P17">450</text:p>
      <text:p text:style-name="P17">manager</text:p>
      <text:p text:style-name="P17">371</text:p>
      <text:p text:style-name="P17">musician</text:p>
      <text:p text:style-name="P17">375</text:p>
      <text:p text:style-name="P17">actor</text:p>
      <text:p text:style-name="P17">403</text:p>
      <text:p text:style-name="P17">entrepreneur</text:p>
      <text:p text:style-name="P17">485</text:p>
      <text:p text:style-name="P17">politician</text:p>
      <text:p text:style-name="P17">449</text:p>
      <text:p text:style-name="P17">fighter</text:p>
      <text:p text:style-name="P17">537</text:p>
      <text:p text:style-name="P17">military officer</text:p>
      <text:p text:style-name="P17">407</text:p>
      <text:p text:style-name="P17">coach</text:p>
      <text:p text:style-name="P17">334</text:p>
      <text:p text:style-name="P17">architect</text:p>
      <text:p text:style-name="P17">388</text:p>
      <text:p text:style-name="P17">lawyer</text:p>
      <text:p text:style-name="P17">394</text:p>
      <text:p text:style-name="P17">4593</text:p>
      <text:p text:style-name="P17">11</text:p>
      <text:p text:style-name="P15"/>
      <text:p text:style-name="P19">Kmeans Average F-Measure: 0.203</text:p>
      <text:p text:style-name="Preformatted_20_Text">Kmeans Average Precision: 0.202</text:p>
      <text:p text:style-name="Preformatted_20_Text">Kmeans Average Recall: 0.204</text:p>
      <text:p text:style-name="Preformatted_20_Text">Kmeans Average Runtime: 3.698</text:p>
      <text:p text:style-name="Preformatted_20_Text"/>
      <text:p text:style-name="Preformatted_20_Text">HAC Average F-Measure: 0.177</text:p>
      <text:p text:style-name="Preformatted_20_Text">HAC Average Precision: 0.154</text:p>
      <text:p text:style-name="Preformatted_20_Text">HAC Average Recall: 0.209</text:p>
      <text:p text:style-name="Preformatted_20_Text">HAC Average Runtime: 3.497</text:p>
      <text:p text:style-name="Preformatted_20_Text"/>
      <text:p text:style-name="Preformatted_20_Text">Spectral Average F-Measure: 0.204</text:p>
      <text:p text:style-name="Preformatted_20_Text">Spectral Average Precision: 0.205</text:p>
      <text:p text:style-name="Preformatted_20_Text">Spectral Average Recall: 0.203</text:p>
      <text:p text:style-name="Preformatted_20_Text">Spectral Average Runtime: 3.695</text:p>
      <text:p text:style-name="Preformatted_20_Text"/>
      <text:p text:style-name="Preformatted_20_Text">GMM Average F-Measure: 0.21</text:p>
      <text:p text:style-name="Preformatted_20_Text">GMM Average Precision: 0.206</text:p>
      <text:p text:style-name="Preformatted_20_Text">GMM Average Recall: 0.215</text:p>
      <text:p text:style-name="Preformatted_20_Text">GMM Average Runtime: 25.618</text:p>
      <text:p text:style-name="Preformatted_20_Text"/>
      <text:p text:style-name="Preformatted_20_Text">Birch Average F-Measure: 0.182</text:p>
      <text:p text:style-name="Preformatted_20_Text">Birch Average Precision: 0.172</text:p>
      <text:p text:style-name="Preformatted_20_Text">Birch Average Recall: 0.193</text:p>
      <text:p text:style-name="P52">Birch Average Runtime: 2.271</text:p>
      <text:p text:style-name="P19"/>
      <text:p text:style-name="P19"/>
      <text:p text:style-name="P44"/>
      <text:p text:style-name="P35">2. Openface</text:p>
      <text:p text:style-name="P35"/>
      <text:p text:style-name="P40">Alignment: --- 2598.37479591 seconds ---</text:p>
      <text:p text:style-name="P41">Embedding: 10m11.738s</text:p>
      <text:p text:style-name="P41"/>
      <text:p text:style-name="P25">lawyer</text:p>
      <text:p text:style-name="P17"><text:soft-page-break/>394</text:p>
      <text:p text:style-name="P17">manager</text:p>
      <text:p text:style-name="P17">371</text:p>
      <text:p text:style-name="P17">architect</text:p>
      <text:p text:style-name="P17">388</text:p>
      <text:p text:style-name="P17">actor</text:p>
      <text:p text:style-name="P17">403</text:p>
      <text:p text:style-name="P17">fighter</text:p>
      <text:p text:style-name="P17">537</text:p>
      <text:p text:style-name="P17">entrepreneur</text:p>
      <text:p text:style-name="P17">485</text:p>
      <text:p text:style-name="P17">coach</text:p>
      <text:p text:style-name="P17">334</text:p>
      <text:p text:style-name="P17">politician</text:p>
      <text:p text:style-name="P17">449</text:p>
      <text:p text:style-name="P17">military officer</text:p>
      <text:p text:style-name="P17">407</text:p>
      <text:p text:style-name="P17">soccer</text:p>
      <text:p text:style-name="P17">450</text:p>
      <text:p text:style-name="P17">musician</text:p>
      <text:p text:style-name="P17">375</text:p>
      <text:p text:style-name="P17">4593</text:p>
      <text:p text:style-name="P17">11</text:p>
      <text:p text:style-name="P33"/>
      <text:p text:style-name="P43"/>
      <text:p text:style-name="P18">Kmeans Average F-Measure: 0.141</text:p>
      <text:p text:style-name="Preformatted_20_Text">Kmeans Average Precision: 0.139</text:p>
      <text:p text:style-name="Preformatted_20_Text">Kmeans Average Recall: 0.145</text:p>
      <text:p text:style-name="Preformatted_20_Text">Kmeans Average Runtime: 1.162</text:p>
      <text:p text:style-name="Preformatted_20_Text"/>
      <text:p text:style-name="Preformatted_20_Text">HAC Average F-Measure: 0.143</text:p>
      <text:p text:style-name="Preformatted_20_Text">HAC Average Precision: 0.13</text:p>
      <text:p text:style-name="Preformatted_20_Text">HAC Average Recall: 0.16</text:p>
      <text:p text:style-name="Preformatted_20_Text">HAC Average Runtime: 1.14</text:p>
      <text:p text:style-name="Preformatted_20_Text"/>
      <text:p text:style-name="Preformatted_20_Text">Spectral Average F-Measure: 0.131</text:p>
      <text:p text:style-name="Preformatted_20_Text">Spectral Average Precision: 0.13</text:p>
      <text:p text:style-name="Preformatted_20_Text">Spectral Average Recall: 0.133</text:p>
      <text:p text:style-name="Preformatted_20_Text">Spectral Average Runtime: 3.5</text:p>
      <text:p text:style-name="Preformatted_20_Text"/>
      <text:p text:style-name="Preformatted_20_Text">GMM Average F-Measure: 0.146</text:p>
      <text:p text:style-name="Preformatted_20_Text">GMM Average Precision: 0.143</text:p>
      <text:p text:style-name="Preformatted_20_Text">GMM Average Recall: 0.15</text:p>
      <text:p text:style-name="Preformatted_20_Text">GMM Average Runtime: 3.233</text:p>
      <text:p text:style-name="Preformatted_20_Text"/>
      <text:p text:style-name="Preformatted_20_Text">Birch Average F-Measure: 0.149</text:p>
      <text:p text:style-name="Preformatted_20_Text">Birch Average Precision: 0.137</text:p>
      <text:p text:style-name="Preformatted_20_Text">Birch Average Recall: 0.164</text:p>
      <text:p text:style-name="P52">Birch Average Runtime: 0.492</text:p>
      <text:p text:style-name="P18"/>
      <text:p text:style-name="P18"/>
      <text:p text:style-name="P18"/>
      <text:p text:style-name="P18"/>
      <text:p text:style-name="P36">3. ArcFace</text:p>
      <text:p text:style-name="P36"/>
      <text:p text:style-name="P36">--- 5678.48937488 seconds --- 94,64148958133333 <text:span text:style-name="T3">min</text:span></text:p>
      <text:p text:style-name="P36"/>
      <text:p text:style-name="P21">Kmeans Average F-Measure: 0.182</text:p>
      <text:p text:style-name="Preformatted_20_Text">Kmeans Average Precision: 0.182</text:p>
      <text:p text:style-name="Preformatted_20_Text"><text:soft-page-break/>Kmeans Average Recall: 0.183</text:p>
      <text:p text:style-name="Preformatted_20_Text">Kmeans Average Runtime: 4.679</text:p>
      <text:p text:style-name="Preformatted_20_Text"/>
      <text:p text:style-name="Preformatted_20_Text">HAC Average F-Measure: 0.174</text:p>
      <text:p text:style-name="Preformatted_20_Text">HAC Average Precision: 0.156</text:p>
      <text:p text:style-name="Preformatted_20_Text">HAC Average Recall: 0.197</text:p>
      <text:p text:style-name="Preformatted_20_Text">HAC Average Runtime: 3.6</text:p>
      <text:p text:style-name="Preformatted_20_Text"/>
      <text:p text:style-name="Preformatted_20_Text">Spectral Average F-Measure: 0.159</text:p>
      <text:p text:style-name="Preformatted_20_Text">Spectral Average Precision: 0.159</text:p>
      <text:p text:style-name="Preformatted_20_Text">Spectral Average Recall: 0.159</text:p>
      <text:p text:style-name="Preformatted_20_Text">Spectral Average Runtime: 4.112</text:p>
      <text:p text:style-name="Preformatted_20_Text"/>
      <text:p text:style-name="Preformatted_20_Text">GMM Average F-Measure: 0.179</text:p>
      <text:p text:style-name="Preformatted_20_Text">GMM Average Precision: 0.178</text:p>
      <text:p text:style-name="Preformatted_20_Text">GMM Average Recall: 0.18</text:p>
      <text:p text:style-name="Preformatted_20_Text">GMM Average Runtime: 4.043</text:p>
      <text:p text:style-name="Preformatted_20_Text"/>
      <text:p text:style-name="Preformatted_20_Text">Birch Average F-Measure: 0.151</text:p>
      <text:p text:style-name="Preformatted_20_Text">Birch Average Precision: 0.122</text:p>
      <text:p text:style-name="Preformatted_20_Text">Birch Average Recall: 0.197</text:p>
      <text:p text:style-name="P52">Birch Average Runtime: 3.986</text:p>
      <text:p text:style-name="P36"/>
      <text:p text:style-name="P37">4. Dlib</text:p>
      <text:p text:style-name="P37"/>
      <text:p text:style-name="P37">--- 6776.6076872348785 seconds ---</text:p>
      <text:p text:style-name="P42"/>
      <text:p text:style-name="P34">Kmeans Average F-Measure: 0.185</text:p>
      <text:p text:style-name="Preformatted_20_Text">Kmeans Average Precision: 0.181</text:p>
      <text:p text:style-name="Preformatted_20_Text">Kmeans Average Recall: 0.19</text:p>
      <text:p text:style-name="Preformatted_20_Text">Kmeans Average Runtime: 1.26</text:p>
      <text:p text:style-name="Preformatted_20_Text"/>
      <text:p text:style-name="Preformatted_20_Text">HAC Average F-Measure: 0.188</text:p>
      <text:p text:style-name="Preformatted_20_Text">HAC Average Precision: 0.168</text:p>
      <text:p text:style-name="Preformatted_20_Text">HAC Average Recall: 0.214</text:p>
      <text:p text:style-name="Preformatted_20_Text">HAC Average Runtime: 1.132</text:p>
      <text:p text:style-name="Preformatted_20_Text"/>
      <text:p text:style-name="Preformatted_20_Text">Spectral Average F-Measure: 0.166</text:p>
      <text:p text:style-name="Preformatted_20_Text">Spectral Average Precision: 0.167</text:p>
      <text:p text:style-name="Preformatted_20_Text">Spectral Average Recall: 0.167</text:p>
      <text:p text:style-name="Preformatted_20_Text">Spectral Average Runtime: 3.458</text:p>
      <text:p text:style-name="Preformatted_20_Text"/>
      <text:p text:style-name="Preformatted_20_Text">GMM Average F-Measure: 0.191</text:p>
      <text:p text:style-name="Preformatted_20_Text">GMM Average Precision: 0.186</text:p>
      <text:p text:style-name="Preformatted_20_Text">GMM Average Recall: 0.196</text:p>
      <text:p text:style-name="Preformatted_20_Text">GMM Average Runtime: 3.296</text:p>
      <text:p text:style-name="Preformatted_20_Text"/>
      <text:p text:style-name="Preformatted_20_Text">Birch Average F-Measure: 0.193</text:p>
      <text:p text:style-name="Preformatted_20_Text">Birch Average Precision: 0.14</text:p>
      <text:p text:style-name="Preformatted_20_Text">Birch Average Recall: 0.31</text:p>
      <text:p text:style-name="P52">Birch Average Runtime: 0.2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8T13:14:16.486210552</dc:date>
    <meta:editing-duration>PT21H12M37S</meta:editing-duration>
    <meta:editing-cycles>187</meta:editing-cycles>
    <meta:generator>LibreOffice/6.0.7.3$Linux_X86_64 LibreOffice_project/00m0$Build-3</meta:generator>
    <meta:document-statistic meta:table-count="0" meta:image-count="0" meta:object-count="0" meta:page-count="8" meta:paragraph-count="355" meta:word-count="1217" meta:character-count="8524" meta:non-whitespace-character-count="7670"/>
  </office:meta>
</office:document-meta>
</file>